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D000001F82F06485059E663AC.png" manifest:media-type="image/png"/>
  <manifest:file-entry manifest:full-path="Pictures/100002010000037D000001CD0E56CAB8A8B7F477.png" manifest:media-type="image/png"/>
  <manifest:file-entry manifest:full-path="Pictures/10000201000003C40000028768EA62835E2438E8.png" manifest:media-type="image/png"/>
  <manifest:file-entry manifest:full-path="Pictures/1000020100000362000002861642A73EABEE0916.png" manifest:media-type="image/png"/>
  <manifest:file-entry manifest:full-path="Pictures/1000020100000380000001E25D7875BB59405B3B.png" manifest:media-type="image/png"/>
  <manifest:file-entry manifest:full-path="Pictures/10000201000003B6000002152DFBB0D098BF54C1.png" manifest:media-type="image/png"/>
  <manifest:file-entry manifest:full-path="Pictures/10000201000003B500000283C0E7D697114B10BE.png" manifest:media-type="image/png"/>
  <manifest:file-entry manifest:full-path="Pictures/1000020100000391000001FE309F2420B790E090.png" manifest:media-type="image/png"/>
  <manifest:file-entry manifest:full-path="Pictures/1000020100000368000001307F4A17304AFD6F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768cm" draw:z-index="0"><draw:image xlink:href="Pictures/100002010000036D000001F82F06485059E663AC.png" xlink:type="simple" xlink:show="embed" xlink:actuate="onLoad" loext:mime-type="image/x-vclgraphic"/></draw:frame><draw:frame draw:style-name="fr2" draw:name="Image3" text:anchor-type="paragraph" svg:x="0.864cm" svg:y="10.195cm" svg:width="17cm" svg:height="11.409cm" draw:z-index="2"><draw:image xlink:href="Pictures/10000201000003C40000028768EA62835E2438E8.png" xlink:type="simple" xlink:show="embed" xlink:actuate="onLoad" loext:mime-type="image/x-vclgraphic"/></draw:frame></text:p>
      <text:p text:style-name="Standard"/>
      <text:p text:style-name="Standard"><draw:frame draw:style-name="fr2" draw:name="Image2" text:anchor-type="paragraph" svg:x="0.388cm" svg:y="-0.344cm" svg:width="17cm" svg:height="9.537cm" draw:z-index="1"><draw:image xlink:href="Pictures/10000201000003B6000002152DFBB0D098BF54C1.png" xlink:type="simple" xlink:show="embed" xlink:actuate="onLoad" loext:mime-type="image/x-vclgraphic"/></draw:frame><text:soft-page-break/></text:p>
      <text:p text:style-name="Standard"><draw:frame draw:style-name="fr1" draw:name="Image4" text:anchor-type="paragraph" svg:width="17cm" svg:height="8.774cm" draw:z-index="3"><draw:image xlink:href="Pictures/100002010000037D000001CD0E56CAB8A8B7F477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3" draw:name="Image5" text:anchor-type="paragraph" svg:width="17cm" svg:height="9.146cm" draw:z-index="4"><draw:image xlink:href="Pictures/1000020100000380000001E25D7875BB59405B3B.png" xlink:type="simple" xlink:show="embed" xlink:actuate="onLoad" loext:mime-type="image/x-vclgraphic"/></draw:frame><text:soft-page-break/></text:p>
      <text:p text:style-name="Standard"><draw:frame draw:style-name="fr1" draw:name="Image6" text:anchor-type="paragraph" svg:width="17cm" svg:height="11.518cm" draw:z-index="5"><draw:image xlink:href="Pictures/10000201000003B500000283C0E7D697114B10BE.png" xlink:type="simple" xlink:show="embed" xlink:actuate="onLoad" loext:mime-type="image/x-vclgraphic"/></draw:frame></text:p>
      <text:p text:style-name="Standard"><draw:frame draw:style-name="fr3" draw:name="Image7" text:anchor-type="paragraph" svg:width="17cm" svg:height="9.497cm" draw:z-index="6"><draw:image xlink:href="Pictures/1000020100000391000001FE309F2420B790E090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1" draw:name="Image8" text:anchor-type="paragraph" svg:width="17cm" svg:height="12.681cm" draw:z-index="7"><draw:image xlink:href="Pictures/1000020100000362000002861642A73EABEE0916.png" xlink:type="simple" xlink:show="embed" xlink:actuate="onLoad" loext:mime-type="image/x-vclgraphic"/></draw:frame></text:p>
      <text:p text:style-name="Standard"><draw:frame draw:style-name="fr3" draw:name="Image9" text:anchor-type="paragraph" svg:width="17cm" svg:height="5.925cm" draw:z-index="8"><draw:image xlink:href="Pictures/1000020100000368000001307F4A17304AFD6F1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7:31:52.034000000</meta:creation-date>
    <dc:date>2020-09-17T17:41:13.254000000</dc:date>
    <meta:editing-duration>PT9M21S</meta:editing-duration>
    <meta:editing-cycles>2</meta:editing-cycles>
    <meta:generator>LibreOffice/6.0.7.3$Windows_X86_64 LibreOffice_project/dc89aa7a9eabfd848af146d5086077aeed2ae4a5</meta:generator>
    <meta:document-statistic meta:table-count="0" meta:image-count="9" meta:object-count="0" meta:page-count="5" meta:paragraph-count="0" meta:word-count="0" meta:character-count="0" meta:non-whitespace-character-count="0"/>
  </office:meta>
</office:document-meta>
</file>